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roman"/>
    <style:font-face style:name="Gill Sans" svg:font-family="'Gill Sans'" style:font-family-generic="roman"/>
    <style:font-face style:name="Gill Sans Light" svg:font-family="'Gill Sans Light'" style:font-family-generic="roman"/>
    <style:font-face style:name="ヒラギノ角ゴ Pro W31" svg:font-family="'ヒラギノ角ゴ Pro W3'" style:font-family-generic="roman"/>
    <style:font-face style:name="GillSans" svg:font-family="GillSans" style:font-family-generic="swiss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Arial Unicode MS1" svg:font-family="'Arial Unicode MS'" style:font-family-generic="roman" style:font-pitch="variable"/>
    <style:font-face style:name="Gill Sans1" svg:font-family="'Gill Sans'" style:font-family-generic="roman" style:font-pitch="variable"/>
    <style:font-face style:name="Gill Sans Light1" svg:font-family="'Gill Sans Light'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Corpo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style:use-window-font-color="true" style:font-name="GillSans" fo:font-size="9pt" fo:font-style="italic" style:font-name-asian="GillSans" style:font-size-asian="9pt" style:font-style-asian="italic" style:font-name-complex="GillSans" style:font-size-complex="9pt" style:font-style-complex="italic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GillSans" fo:font-size="9pt" fo:font-style="normal" style:font-name-asian="GillSans" style:font-size-asian="9pt" style:font-style-asian="normal" style:font-name-complex="GillSans" style:font-size-complex="9pt" style:font-style-complex="normal"/>
    </style:style>
    <style:style style:name="P5" style:family="paragraph" style:parent-style-name="Standard" style:list-style-name="L2">
      <style:text-properties style:use-window-font-color="true" style:font-name="CourierNewPSMT" fo:font-size="8pt" fo:font-style="italic" style:font-name-asian="CourierNewPSMT" style:font-size-asian="8pt" style:font-style-asian="italic" style:font-name-complex="CourierNewPSMT" style:font-size-complex="8pt" style:font-style-complex="italic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NewPSMT" fo:font-size="9pt" fo:font-style="normal" style:font-name-asian="CourierNewPSMT" style:font-size-asian="9pt" style:font-style-asian="normal" style:font-name-complex="CourierNewPSMT" style:font-size-complex="9pt" style:font-style-complex="normal"/>
    </style:style>
    <style:style style:name="P7" style:family="paragraph" style:parent-style-name="Standard">
      <style:paragraph-properties style:text-autospace="none"/>
      <style:text-properties style:use-window-font-color="true" style:font-name="CourierNewPSMT" fo:font-size="9pt" fo:font-style="normal" style:font-name-asian="CourierNewPSMT" style:font-size-asian="9pt" style:font-style-asian="normal" style:font-name-complex="CourierNewPSMT" style:font-size-complex="9pt" style:font-style-complex="normal"/>
    </style:style>
    <style:style style:name="P8" style:family="paragraph" style:parent-style-name="Corpo" style:master-page-name="First_20_Page">
      <style:paragraph-properties style:page-number="auto"/>
      <style:text-properties fo:color="#2d1310" fo:font-size="18pt" fo:font-style="italic" style:font-size-asian="18pt" style:font-style-asian="italic"/>
    </style:style>
    <style:style style:name="P9" style:family="paragraph" style:parent-style-name="Corpo" style:list-style-name="L1"/>
    <style:style style:name="P10" style:family="paragraph" style:parent-style-name="Corpo" style:list-style-name="WW8Num4"/>
    <style:style style:name="P11" style:family="paragraph" style:parent-style-name="Corpo" style:list-style-name="L4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Corpo" style:list-style-name="L6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 style:parent-style-name="Corpo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Corpo" style:list-style-name="WW8Num2">
      <style:paragraph-properties fo:margin-left="0.318cm" fo:margin-right="0cm" fo:text-indent="-0.318cm" style:auto-text-indent="false"/>
    </style:style>
    <style:style style:name="P15" style:family="paragraph" style:parent-style-name="Corpo" style:list-style-name="WW8Num2">
      <style:paragraph-properties fo:margin-left="0cm" fo:margin-right="0cm" fo:text-indent="0cm" style:auto-text-indent="false"/>
    </style:style>
    <style:style style:name="P16" style:family="paragraph" style:parent-style-name="Corpo" style:list-style-name="WW8Num4">
      <style:paragraph-properties fo:margin-left="0.635cm" fo:margin-right="0cm" fo:text-indent="-0.635cm" style:auto-text-indent="false"/>
    </style:style>
    <style:style style:name="P17" style:family="paragraph" style:parent-style-name="Corpo">
      <style:paragraph-properties fo:margin-left="0.635cm" fo:margin-right="0cm" fo:text-align="start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NewPSMT" fo:font-size="9pt" fo:font-style="normal" style:font-name-asian="CourierNewPSMT" style:font-size-asian="9pt" style:font-style-asian="normal" style:font-name-complex="CourierNewPSMT" style:font-size-complex="9pt" style:font-style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.212cm" fo:margin-bottom="0cm" fo:line-height="120%" fo:text-align="start" fo:text-indent="0cm"/>
    </style:style>
    <style:style style:name="P22" style:family="paragraph">
      <style:paragraph-properties fo:margin-left="0cm" fo:margin-right="0cm" fo:margin-top="0cm" fo:margin-bottom="0cm" fo:line-height="120%" fo:text-align="start" fo:text-indent="0cm"/>
    </style:style>
    <style:style style:name="P23" style:family="paragraph">
      <style:paragraph-properties fo:margin-left="0cm" fo:margin-right="0cm" fo:margin-top="0.212cm" fo:margin-bottom="0cm" fo:line-height="120%" fo:text-align="start" fo:text-indent="0cm" style:writing-mode="lr-tb"/>
    </style:style>
    <style:style style:name="T1" style:family="text">
      <style:text-properties style:use-window-font-color="true" style:font-name="GillSans" fo:font-size="9pt" style:font-name-asian="GillSans" style:font-size-asian="9pt" style:font-name-complex="GillSans" style:font-size-complex="9pt"/>
    </style:style>
    <style:style style:name="T2" style:family="text">
      <style:text-properties style:use-window-font-color="true" style:font-name="GillSans" fo:font-size="9pt" fo:font-style="italic" style:font-name-asian="GillSans" style:font-size-asian="9pt" style:font-style-asian="italic" style:font-name-complex="GillSans" style:font-size-complex="9pt" style:font-style-complex="italic"/>
    </style:style>
    <style:style style:name="T3" style:family="text">
      <style:text-properties style:use-window-font-color="true" style:font-name="GillSans" fo:font-size="9pt" fo:font-style="normal" style:font-name-asian="GillSans" style:font-size-asian="9pt" style:font-style-asian="normal" style:font-name-complex="GillSans" style:font-size-complex="9pt" style:font-style-complex="normal"/>
    </style:style>
    <style:style style:name="T4" style:family="text">
      <style:text-properties style:use-window-font-color="true" style:font-name="CourierNewPSMT" fo:font-size="9pt" style:font-name-asian="CourierNewPSMT" style:font-size-asian="9pt" style:font-name-complex="CourierNewPSMT" style:font-size-complex="9pt"/>
    </style:style>
    <style:style style:name="T5" style:family="text">
      <style:text-properties fo:color="#000000" fo:font-style="normal" style:font-style-asian="normal" style:font-name-complex="GillSans" style:font-size-complex="9pt" style:font-style-complex="normal"/>
    </style:style>
    <style:style style:name="T6" style:family="text">
      <style:text-properties fo:color="#000000" style:font-name-complex="GillSans" style:font-size-complex="9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GillSans" style:font-name-asian="GillSans" style:font-name-complex="GillSans"/>
    </style:style>
    <style:style style:name="T10" style:family="text">
      <style:text-properties style:font-name-complex="GillSans" style:font-size-complex="9pt"/>
    </style:style>
    <style:style style:name="T11" style:family="text">
      <style:text-properties style:font-name-complex="GillSans" style:font-size-complex="9pt" style:font-style-complex="normal"/>
    </style:style>
    <style:style style:name="T12" style:family="text">
      <style:text-properties fo:font-style="normal" style:font-style-asian="normal" style:font-name-complex="GillSans" style:font-size-complex="9pt" style:font-style-complex="normal"/>
    </style:style>
    <style:style style:name="T13" style:family="text">
      <style:text-properties fo:color="#2d131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style:font-name-asian="ヒラギノ角ゴ Pro W31" style:font-size-asian="18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style:font-name-asian="ヒラギノ角ゴ Pro W31" style:font-size-asian="6pt" style:font-style-asian="normal" style:font-weight-asian="bold" style:font-name-complex="Times New Roman" style:font-size-complex="10pt"/>
    </style:style>
    <style:style style:name="T16" style:family="text">
      <style:text-properties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style:font-name-asian="ヒラギノ角ゴ Pro W31" style:font-size-asian="8pt" style:font-style-asian="normal" style:font-weight-asian="normal" style:font-name-complex="Times New Roman" style:font-size-complex="10pt"/>
    </style:style>
    <style:style style:name="T17" style:family="text">
      <style:text-properties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lex 4 – Plastique Base Set Library</text:p>
      <text:p text:style-name="Corpo">First of all, thanks for purchasing this Flex Inc. file!</text:p>
      <text:p text:style-name="Corpo">This is an alternative skin for Flex 4.5. Here you will find some hint on how to add it to your project.</text:p>
      <text:p text:style-name="Corpo"/>
      <text:p text:style-name="Description_20_Title"><text:s/>The list of components </text:p>
      <text:p text:style-name="Corpo">The library set includes a list of skins for the following components:</text:p>
      <text:list xml:id="list775092276" text:style-name="WW8Num2">
        <text:list-item>
          <text:p text:style-name="P14">Button</text:p>
        </text:list-item>
        <text:list-item>
          <text:p text:style-name="P14">ToggleButton</text:p>
        </text:list-item>
        <text:list-item>
          <text:p text:style-name="P14">RadioButton</text:p>
        </text:list-item>
        <text:list-item>
          <text:p text:style-name="P14">CheckBox</text:p>
        </text:list-item>
        <text:list-item>
          <text:p text:style-name="P14">TextInput</text:p>
        </text:list-item>
        <text:list-item>
          <text:p text:style-name="P14">TextArea</text:p>
        </text:list-item>
        <text:list-item>
          <text:p text:style-name="P14">Spinner</text:p>
        </text:list-item>
        <text:list-item>
          <text:p text:style-name="P14">NumericStepper</text:p>
        </text:list-item>
        <text:list-item>
          <text:p text:style-name="P14">ButtonBar</text:p>
        </text:list-item>
        <text:list-item>
          <text:p text:style-name="P14">TabBar</text:p>
        </text:list-item>
        <text:list-item>
          <text:p text:style-name="P14">DropDownList</text:p>
        </text:list-item>
        <text:list-item>
          <text:p text:style-name="P14">ComboBox</text:p>
        </text:list-item>
        <text:list-item>
          <text:p text:style-name="P14">HSlider and VSlider</text:p>
        </text:list-item>
        <text:list-item>
          <text:p text:style-name="P14">HScrollBar and VScrollBar</text:p>
        </text:list-item>
        <text:list-item>
          <text:p text:style-name="P14">Panel</text:p>
        </text:list-item>
        <text:list-item>
          <text:p text:style-name="P14">TitleWindow</text:p>
          <text:p text:style-name="P15"/>
        </text:list-item>
      </text:list>
      <text:p text:style-name="Description_20_Title">Contents</text:p>
      <text:list xml:id="list698745234" text:style-name="L1">
        <text:list-item>
          <text:p text:style-name="P9"><text:span text:style-name="emphasized_20_1">flexInc</text:span> package including all source files</text:p>
        </text:list-item>
        <text:list-item>
          <text:p text:style-name="P9"><text:span text:style-name="emphasized_20_1">assets</text:span> folder including the fonts (and copyright info) used in the project</text:p>
        </text:list-item>
        <text:list-item>
          <text:p text:style-name="P9"><text:span text:style-name="emphasized_20_1">release_notes.txt </text:span>including some info on the project (bugfixes, new features, etc.)</text:p>
        </text:list-item>
        <text:list-item>
          <text:p text:style-name="P9"><text:span text:style-name="emphasized_20_1">defaults.css </text:span>and <text:span text:style-name="emphasized_20_1">defaults.css</text:span> with the skin declarations</text:p>
        </text:list-item>
        <text:list-item>
          <text:p text:style-name="P9">this file</text:p>
        </text:list-item>
      </text:list>
      <text:p text:style-name="Corpo"><text:soft-page-break/></text:p>
      <text:p text:style-name="Corpo">enjoy,</text:p>
      <text:p text:style-name="Corpo"><text:s/>marc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roman"/>
    <style:font-face style:name="Gill Sans" svg:font-family="'Gill Sans'" style:font-family-generic="roman"/>
    <style:font-face style:name="Gill Sans Light" svg:font-family="'Gill Sans Light'" style:font-family-generic="roman"/>
    <style:font-face style:name="ヒラギノ角ゴ Pro W31" svg:font-family="'ヒラギノ角ゴ Pro W3'" style:font-family-generic="roman"/>
    <style:font-face style:name="GillSans" svg:font-family="GillSans" style:font-family-generic="swiss"/>
    <style:font-face style:name="Courier New1" svg:font-family="'Courier New'" style:font-family-generic="modern" style:font-pitch="fixed"/>
    <style:font-face style:name="CourierNewPSMT" svg:font-family="CourierNewPSMT" style:font-family-generic="modern" style:font-pitch="fixed"/>
    <style:font-face style:name="Arial Unicode MS1" svg:font-family="'Arial Unicode MS'" style:font-family-generic="roman" style:font-pitch="variable"/>
    <style:font-face style:name="Gill Sans1" svg:font-family="'Gill Sans'" style:font-family-generic="roman" style:font-pitch="variable"/>
    <style:font-face style:name="Gill Sans Light1" svg:font-family="'Gill Sans Light'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irizzo" style:family="paragraph">
      <style:paragraph-properties fo:margin-left="0cm" fo:margin-right="0cm" fo:margin-top="0cm" fo:margin-bottom="0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rpo" style:family="paragraph">
      <style:paragraph-properties fo:margin-left="0cm" fo:margin-right="0cm" fo:margin-top="0cm" fo:margin-bottom="0.318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ill Sans" fo:font-size="9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Description_20_Title" style:display-name="Description Title" style:family="paragraph">
      <style:paragraph-properties fo:margin-left="0cm" fo:margin-right="0cm" fo:margin-top="0cm" fo:margin-bottom="0.318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2d1310" style:text-outline="false" style:text-line-through-style="none" style:text-position="0% 100%" style:font-name="Gill Sans" fo:font-size="12pt" fo:letter-spacing="normal" fo:language="it" fo:country="IT" fo:font-style="italic" style:text-underline-style="none" fo:font-weight="normal" style:letter-kerning="true" fo:background-color="transparent" style:font-name-asian="ヒラギノ角ゴ Pro W31" style:font-size-asian="12pt" style:font-style-asian="italic" style:font-weight-asian="normal" style:font-name-complex="Times New Roman" style:font-size-complex="10pt" text:display="true" fo:hyphenate="true" fo:hyphenation-remain-char-count="2" fo:hyphenation-push-char-count="2"/>
    </style:style>
    <style:style style:name="Sottointestazione" style:family="paragraph" style:next-style-name="Corpo">
      <style:paragraph-properties fo:margin-left="0cm" fo:margin-right="0cm" fo:margin-top="0.212cm" fo:margin-bottom="0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text-transform="uppercase"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fo:background-color="transparent" style:font-name-asian="ヒラギノ角ゴ Pro W31" style:font-size-asian="6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Nome_20_società" style:display-name="Nome società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1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WW8Num3z0" style:family="text">
      <style:text-properties style:text-position="0% 100%"/>
    </style:style>
    <style:style style:name="WW8Num4z0" style:family="text">
      <style:text-properties style:text-position="0% 100%"/>
    </style:style>
    <style:style style:name="Default_20_Paragraph_20_Font" style:display-name="Default Paragraph Font" style:family="text"/>
    <style:style style:name="emphasized_20_1" style:display-name="emphasized 1" style:family="text">
      <style:text-properties fo:font-variant="normal" fo:text-transform="none" fo:color="#c95727" style:text-line-through-style="none" style:text-position="0% 100%" style:font-name="Gill Sans" fo:font-size="9pt" fo:letter-spacing="normal" fo:language="it" fo:country="IT" fo:font-style="italic" style:text-underline-style="none" fo:font-weight="normal" fo:background-color="transparent" style:font-name-asian="ヒラギノ角ゴ Pro W31" style:font-size-asian="9pt" style:font-style-asian="italic" style:font-weight-asian="normal"/>
    </style:style>
    <style:style style:name="Unknown_20_0" style:display-name="Unknown 0" style:family="text"/>
    <style:style style:name="code" style:family="text">
      <style:text-properties fo:font-variant="normal" fo:text-transform="none" fo:color="#000000" style:text-line-through-style="none" style:text-position="0% 100%" style:font-name="Courier New" fo:font-size="9pt" fo:letter-spacing="normal" fo:language="it" fo:country="IT" fo:font-style="normal" style:text-underline-style="none" fo:font-weight="normal" fo:background-color="transparent" style:font-name-asian="ヒラギノ角ゴ Pro W31" style:font-size-asian="9pt" style:font-style-asian="normal" style:font-weight-asian="normal"/>
    </style:style>
    <style:style style:name="Unknown_20_1" style:display-name="Unknown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2" style:family="paragraph">
      <style:paragraph-properties fo:margin-left="0cm" fo:margin-right="0cm" fo:margin-top="0cm" fo:margin-bottom="0cm" fo:line-height="100%" fo:text-align="start" fo:text-indent="0cm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.212cm" fo:margin-bottom="0cm" fo:line-height="120%" fo:text-align="start" fo:text-indent="0cm"/>
    </style:style>
    <style:style style:name="MP6" style:family="paragraph">
      <style:paragraph-properties fo:margin-left="0cm" fo:margin-right="0cm" fo:margin-top="0cm" fo:margin-bottom="0cm" fo:line-height="120%" fo:text-align="start" fo:text-indent="0cm"/>
    </style:style>
    <style:style style:name="MP7" style:family="paragraph">
      <style:paragraph-properties fo:margin-left="0cm" fo:margin-right="0cm" fo:margin-top="0.212cm" fo:margin-bottom="0cm" fo:line-height="120%" fo:text-align="start" fo:text-indent="0cm" style:writing-mode="lr-tb"/>
    </style:style>
    <style:style style:name="MT1" style:family="text">
      <style:text-properties fo:color="#2d131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style:font-name-asian="ヒラギノ角ゴ Pro W31" style:font-size-asian="18pt" style:font-style-asian="normal" style:font-weight-asian="normal" style:font-name-complex="Times New Roman" style:font-size-complex="10pt"/>
    </style:style>
    <style:style style:name="M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T3" style:family="text">
      <style:text-properties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style:font-name-asian="ヒラギノ角ゴ Pro W31" style:font-size-asian="6pt" style:font-style-asian="normal" style:font-weight-asian="bold" style:font-name-complex="Times New Roman" style:font-size-complex="10pt"/>
    </style:style>
    <style:style style:name="MT4" style:family="text">
      <style:text-properties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style:font-name-asian="ヒラギノ角ゴ Pro W31" style:font-size-asian="8pt" style:font-style-asian="normal" style:font-weight-asian="normal" style:font-name-complex="Times New Roman" style:font-size-complex="10pt"/>
    </style:style>
    <style:style style:name="MT5" style:family="text">
      <style:text-properties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/>
    </style:style>
    <style:style style:name="M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4.001cm" fo:margin-bottom="1.499cm" fo:margin-left="7.0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1.251cm" fo:margin-bottom="1.499cm" fo:margin-left="7.0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Indirizzo">Pagina <text:page-number text:select-page="current">2</text:page-number></text:p>
      </style:footer>
      <style:footer-left>
        <text:p text:style-name="Indirizzo">Pagina 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MP1"><draw:frame text:anchor-type="char" draw:z-index="0" draw:style-name="Mgr1" draw:text-style-name="MP4" svg:width="2.752cm" svg:height="1.13cm" svg:x="2.928cm" svg:y="6.421cm"><draw:text-box><text:p text:style-name="MP2"><text:span text:style-name="MT1">Flex Inc.</text:span></text:p><text:p text:style-name="MP3"><text:span text:style-name="MT2"/></text:p></draw:text-box></draw:frame><draw:frame text:anchor-type="char" draw:z-index="1" draw:style-name="Mgr1" draw:text-style-name="MP7" svg:width="5.081cm" svg:height="5.081cm" svg:x="1.27cm" svg:y="7.408cm"><draw:text-box><text:p text:style-name="MP5"><text:span text:style-name="MT3">web</text:span></text:p><text:p text:style-name="MP6"><text:span text:style-name="MT4">loziosecchi.it/flex_inc</text:span></text:p><text:p text:style-name="MP6"><text:span text:style-name="MT4">activeden.net/user/loziosecchi</text:span></text:p><text:p text:style-name="MP5"><text:span text:style-name="MT3">twitter</text:span></text:p><text:p text:style-name="MP6"><text:span text:style-name="MT4">twitter.com/loziosecchi</text:span></text:p><text:p text:style-name="MP5"><text:span text:style-name="MT3">LINKEDIN</text:span></text:p><text:p text:style-name="MP6"><text:span text:style-name="MT4">it.linkedin.com/in/secchimarco</text:span></text:p><text:p text:style-name="MP6"><text:span text:style-name="MT5"/></text:p><text:p text:style-name="MP3"><text:span text:style-name="MT2"/>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1-08-22T11:34:43</dc:date>
    <meta:editing-duration>PT3H13M45S</meta:editing-duration>
    <meta:editing-cycles>35</meta:editing-cycles>
    <meta:document-statistic meta:table-count="0" meta:image-count="0" meta:object-count="0" meta:page-count="2" meta:paragraph-count="31" meta:word-count="141" meta:character-count="780"/>
  </office:meta>
</office:document-meta>
</file>